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66f7f"/>
    </style:style>
    <style:style style:name="P2" style:family="paragraph" style:parent-style-name="Standard">
      <style:text-properties officeooo:paragraph-rsid="0015d6dc"/>
    </style:style>
    <style:style style:name="T1" style:family="text">
      <style:text-properties fo:font-style="italic"/>
    </style:style>
    <style:style style:name="T2" style:family="text">
      <style:text-properties officeooo:rsid="00166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line-break/></text:p>
      <text:p text:style-name="P2"/>
      <text:p text:style-name="Standard"/>
      <text:p text:style-name="Standard"/>
      <text:p text:style-name="P1"><text:span text:style-name="T2">[1] </text:span>Petschnigg, Georg<text:span text:style-name="T2">e</text:span>, et al. <text:span text:style-name="T1">Digital Photography with Flash and No-Flash Image Pairs</text:span>. ACM Trans. Graphics (SIGGRAPH), 2004, pp. 1–8, <text:span text:style-name="T1">Digital Photography with Flash and No-Flash Image Pairs</text:span>.</text:p>
      <text:p text:style-name="P1"><text:span text:style-name="T2">[2] </text:span>Q. Yang, L. Wang, D. Li and M. Zhang, "Hierarchical Joint Bilateral Filtering for Depth Post-Processing," <text:span text:style-name="Emphasis">2011 Sixth International Conference on Image and Graphics</text:span>, Hefei, Anhui, 2011, pp. 129-134.</text:p>
      <text:p text:style-name="P2"><text:span text:style-name="T2">[3] </text:span>R. G. Gavaskar and K. N. Chaudhury, "Fast Adaptive Bilateral Filtering," in <text:span text:style-name="Emphasis">IEEE Transactions on Image Processing</text:span>, vol. 28, no. 2, pp. 779-790, Feb. 2019.</text:p>
      <text:p text:style-name="P2"/>
      <text:p text:style-name="P2"><text:span text:style-name="T2">[4] </text:span>S. Srisuk, "Bilateral filtering as a tool for image smoothing with edge preserving properties," <text:span text:style-name="Emphasis">2014 International Electrical Engineering Congress (iEECON)</text:span>, Chonburi, 2014, pp. 1-4.</text:p>
      <text:p text:style-name="P2"/>
      <text:p text:style-name="Standard"><text:span text:style-name="T2">[5] S.</text:span> Paris; <text:span text:style-name="T2">P.</text:span> Kornprobst; <text:span text:style-name="T2">J.</text:span> Tumblin; <text:span text:style-name="T2">F.</text:span> Durand, "Bilateral Filtering: Theory and Applications" in <text:span text:style-name="T1">Bilateral Filtering: Theory and Applications</text:span> , now, 2009, pp.</text:p>
      <text:p text:style-name="P2"/>
      <text:p text:style-name="Text_20_body"><text:span text:style-name="T2">[6] T.</text:span> <text:span text:style-name="T2">Breckon</text:span>, “Spatial Filtering II ” Image Processing. 2018, Durham, Durham University.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4T10:36:16.514568920</meta:creation-date>
    <dc:date>2018-12-14T11:45:49.079120282</dc:date>
    <meta:editing-duration>PT9M12S</meta:editing-duration>
    <meta:editing-cycles>1</meta:editing-cycles>
    <meta:document-statistic meta:table-count="0" meta:image-count="0" meta:object-count="0" meta:page-count="1" meta:paragraph-count="7" meta:word-count="147" meta:character-count="989" meta:non-whitespace-character-count="848"/>
    <meta:generator>LibreOffice/6.0.6.2$Linux_X86_64 LibreOffice_project/00m0$Build-2</meta:generator>
  </office:meta>
</office:document-meta>
</file>